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500000171B0F0942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fill-color="#ffffe0" draw:textarea-horizontal-align="justify" draw:textarea-vertical-align="middle" draw:auto-grow-height="false" fo:min-height="10.25cm" fo:min-width="2.9cm" loext:decorative="false"/>
    </style:style>
    <style:style style:name="gr3" style:family="graphic" style:parent-style-name="Default_5f_1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7cm" fo:min-width="6.262cm" loext:decorative="false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fo:min-height="2.127cm" loext:decorative="false"/>
      <style:paragraph-properties style:writing-mode="lr-tb"/>
    </style:style>
    <style:style style:name="gr8" style:family="graphic" style:parent-style-name="Default_5f_1">
      <style:graphic-properties draw:stroke="none" svg:stroke-color="#000000" draw:fill="none" draw:fill-color="#ffffff" fo:min-height="0.831cm" loext:decorative="false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fo:min-height="1.417cm" loext:decorative="false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4cm" fo:min-width="1.565cm" loext:decorative="false"/>
      <style:paragraph-properties style:writing-mode="lr-tb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749cm" loext:decorative="false"/>
      <style:paragraph-properties style:writing-mode="lr-tb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505cm" loext:decorative="false"/>
      <style:paragraph-properties style:writing-mode="lr-tb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499cm" loext:decorative="false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69cm" fo:min-width="1.676cm" loext:decorative="false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321cm" loext:decorative="false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25cm" fo:min-width="0cm" loext:decorative="false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82cm" fo:min-width="1.236cm" loext:decorative="false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74cm" fo:min-width="0cm" loext:decorative="false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5cm" fo:min-width="3.299cm" loext:decorative="false"/>
      <style:paragraph-properties style:writing-mode="lr-tb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8cm" fo:min-width="1.237cm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62cm" fo:min-width="8.666cm" loext:decorative="false"/>
      <style:paragraph-properties style:writing-mode="lr-tb"/>
    </style:style>
    <style:style style:name="gr23" style:family="graphic" style:parent-style-name="standard">
      <style:graphic-properties draw:fill-color="#ffffe0" draw:textarea-horizontal-align="justify" draw:textarea-vertical-align="middle" draw:auto-grow-height="false" fo:min-height="10.25cm" fo:min-width="6cm" loext:decorative="false"/>
    </style:style>
    <style:style style:name="gr24" style:family="graphic" style:parent-style-name="standard">
      <style:graphic-properties draw:fill-color="#ffffe0" draw:textarea-horizontal-align="justify" draw:textarea-vertical-align="middle" draw:auto-grow-height="false" fo:min-height="3.15cm" fo:min-width="6cm" loext:decorative="false"/>
    </style:style>
    <style:style style:name="gr25" style:family="graphic" style:parent-style-name="Arrow_20_Line" style:list-style-name="L1">
      <style:graphic-properties draw:textarea-vertical-align="middle" draw:line-distance="2.12cm" draw:decimal-places="0" loext:decorative="false"/>
      <style:paragraph-properties style:writing-mode="lr-tb"/>
    </style:style>
    <style:style style:name="gr26" style:family="graphic" style:parent-style-name="Arrow_20_Line" style:list-style-name="L1">
      <style:graphic-properties draw:textarea-vertical-align="middle" draw:line-distance="2.121cm" draw:placing="below" draw:decimal-places="0" loext:decorative="false"/>
      <style:paragraph-properties style:writing-mode="lr-tb"/>
    </style:style>
    <style:style style:name="gr27" style:family="graphic" style:parent-style-name="Arrow_20_Line" style:list-style-name="L1">
      <style:graphic-properties draw:textarea-vertical-align="middle" draw:line-distance="2.121cm" draw:placing="below" draw:decimal-places="0" loext:decorative="false"/>
      <style:paragraph-properties style:writing-mode="lr-tb"/>
    </style:style>
    <style:style style:name="gr28" style:family="graphic" style:parent-style-name="standard">
      <style:graphic-properties svg:stroke-width="0.081cm" svg:stroke-color="#008000" draw:marker-start-width="0.321cm" draw:marker-end-width="0.321cm" draw:fill="none" draw:fill-color="#ffffe0" loext:fill-use-slide-background="false" draw:textarea-horizontal-align="justify" draw:textarea-vertical-align="middle" draw:auto-grow-height="false" fo:min-height="7.529cm" fo:min-width="6.44cm" fo:padding-top="0.165cm" fo:padding-bottom="0.165cm" fo:padding-left="0.29cm" fo:padding-right="0.29cm" fo:wrap-option="wrap" loext:decorative="false"/>
    </style:style>
    <style:style style:name="gr29" style:family="graphic" style:parent-style-name="standard">
      <style:graphic-properties svg:stroke-width="0.028cm" svg:stroke-color="#008000" draw:marker-start-width="0.242cm" draw:marker-end-width="0.242cm" draw:fill="hatch" draw:fill-color="#ffffe0" draw:fill-hatch-name="Black_20_0_20_Degrees" loext:fill-use-slide-background="false" draw:textarea-horizontal-align="justify" draw:textarea-vertical-align="middle" draw:auto-grow-height="false" fo:min-height="0cm" fo:min-width="7.321cm" fo:padding-top="0.139cm" fo:padding-bottom="0.139cm" fo:padding-left="0.264cm" fo:padding-right="0.264cm" fo:wrap-option="wrap" loext:decorative="false"/>
    </style:style>
    <style:style style:name="gr30" style:family="graphic" style:parent-style-name="standard">
      <style:graphic-properties svg:stroke-width="0.028cm" svg:stroke-color="#008000" draw:marker-start-width="0.242cm" draw:marker-end-width="0.242cm" draw:fill="hatch" draw:fill-color="#ffffe0" draw:fill-hatch-name="Black_20_0_20_Degrees" loext:fill-use-slide-background="false" draw:textarea-horizontal-align="justify" draw:textarea-vertical-align="middle" draw:auto-grow-height="false" fo:min-height="0.028cm" fo:min-width="3.605cm" fo:padding-top="0.139cm" fo:padding-bottom="0.139cm" fo:padding-left="0.264cm" fo:padding-right="0.264cm" fo:wrap-option="wrap" loext:decorative="false"/>
    </style:style>
    <style:style style:name="gr31" style:family="graphic" style:parent-style-name="standard">
      <style:graphic-properties svg:stroke-width="0.028cm" svg:stroke-color="#008000" draw:marker-start-width="0.242cm" draw:marker-end-width="0.242cm" draw:fill="hatch" draw:fill-color="#ffffe0" draw:fill-hatch-name="Black_20_0_20_Degrees" loext:fill-use-slide-background="false" draw:textarea-horizontal-align="justify" draw:textarea-vertical-align="middle" draw:auto-grow-height="false" fo:min-height="0.028cm" fo:min-width="5.378cm" fo:padding-top="0.139cm" fo:padding-bottom="0.139cm" fo:padding-left="0.264cm" fo:padding-right="0.264cm" fo:wrap-option="wrap" loext:decorative="false"/>
    </style:style>
    <style:style style:name="gr32" style:family="graphic" style:parent-style-name="standard">
      <style:graphic-properties svg:stroke-width="0.028cm" svg:stroke-color="#008000" draw:marker-start-width="0.242cm" draw:marker-end-width="0.242cm" draw:fill="hatch" draw:fill-color="#ffffe0" draw:fill-hatch-name="Black_20_0_20_Degrees" loext:fill-use-slide-background="false" draw:textarea-horizontal-align="justify" draw:textarea-vertical-align="middle" draw:auto-grow-height="false" fo:min-height="0cm" fo:min-width="5.704cm" fo:padding-top="0.139cm" fo:padding-bottom="0.139cm" fo:padding-left="0.264cm" fo:padding-right="0.264cm" fo:wrap-option="wrap" loext:decorative="false"/>
    </style:style>
    <style:style style:name="P1" style:family="paragraph">
      <loext:graphic-properties draw:fill-color="#ffffe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e0"/>
      <style:paragraph-properties fo:text-align="center"/>
    </style:style>
    <style:style style:name="P13" style:family="paragraph">
      <loext:graphic-properties draw:fill="hatch" draw:fill-color="#ffffe0" draw:fill-hatch-name="Black_20_0_20_Degrees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itle_25_20Block_25_20Simple">
        <office:forms form:automatic-focus="false" form:apply-design-mode="false"/>
        <draw:g draw:style-name="gr1">
          <draw:custom-shape draw:style-name="gr2" draw:text-style-name="P1" draw:layer="layout" svg:width="3.4cm" svg:height="10.5cm" draw:transform="rotate (0.349065850398866) translate (26.254cm 8.669cm)">
            <text:p/>
            <draw:enhanced-geometry svg:viewBox="0 0 21600 21600" draw:type="rectangle" draw:enhanced-path="M 0 0 L 21600 0 21600 21600 0 21600 0 0 Z N"/>
          </draw:custom-shape>
          <draw:rect draw:style-name="gr3" draw:text-style-name="P2" draw:layer="layout" svg:width="39.911cm" svg:height="27.372cm" draw:transform="rotate (0.000174532925199433) translate (1cm 0.994cm)">
            <text:p/>
          </draw:rect>
          <draw:line draw:style-name="gr4" draw:text-style-name="P2" draw:layer="layout" svg:x1="1cm" svg:y1="24.043cm" svg:x2="40.915cm" svg:y2="24.043cm">
            <text:p/>
          </draw:line>
          <draw:line draw:style-name="gr5" draw:text-style-name="P2" draw:layer="layout" svg:x1="1cm" svg:y1="26.051cm" svg:x2="27.55cm" svg:y2="26.061cm">
            <text:p/>
          </draw:line>
          <draw:line draw:style-name="gr5" draw:text-style-name="P2" draw:layer="layout" svg:x1="20.345cm" svg:y1="24.046cm" svg:x2="20.345cm" svg:y2="28.369cm">
            <text:p/>
          </draw:line>
          <draw:line draw:style-name="gr5" draw:text-style-name="P2" draw:layer="layout" svg:x1="27.55cm" svg:y1="24.044cm" svg:x2="27.55cm" svg:y2="28.223cm">
            <text:p/>
          </draw:line>
          <draw:line draw:style-name="gr5" draw:text-style-name="P2" draw:layer="layout" svg:x1="27.55cm" svg:y1="24.044cm" svg:x2="27.55cm" svg:y2="28.367cm">
            <text:p/>
          </draw:line>
          <draw:line draw:style-name="gr5" draw:text-style-name="P2" draw:layer="layout" svg:x1="17.319cm" svg:y1="24.047cm" svg:x2="17.319cm" svg:y2="28.37cm">
            <text:p/>
          </draw:line>
          <draw:line draw:style-name="gr5" draw:text-style-name="P2" draw:layer="layout" svg:x1="23.227cm" svg:y1="24.044cm" svg:x2="23.227cm" svg:y2="28.367cm">
            <text:p/>
          </draw:line>
          <draw:frame draw:style-name="gr6" draw:text-style-name="P3" draw:layer="layout" svg:width="6.762cm" svg:height="1.387cm" draw:transform="rotate (0.000349065850398866) translate (31.585cm 24.187cm)">
            <draw:text-box>
              <text:p><text:span text:style-name="T1">Business Name Here</text:span><text:span text:style-name="T2"> </text:span></text:p>
            </draw:text-box>
          </draw:frame>
          <draw:frame draw:style-name="gr7" draw:text-style-name="P5" draw:layer="layout" svg:width="6.34cm" svg:height="2.377cm" draw:transform="rotate (0.000349065850398866) translate (32.738cm 25.34cm)">
            <draw:text-box>
              <text:p text:style-name="P4"><text:span text:style-name="T1">Address Here</text:span></text:p>
            </draw:text-box>
          </draw:frame>
          <draw:frame draw:style-name="gr8" draw:text-style-name="P6" draw:layer="layout" svg:width="7.925cm" svg:height="1.081cm" draw:transform="rotate (0.000174532925199433) translate (32.451cm 27.213cm)">
            <draw:text-box>
              <text:p><text:span text:style-name="T3">email@youremail.com</text:span></text:p>
            </draw:text-box>
          </draw:frame>
          <draw:frame draw:style-name="gr9" draw:text-style-name="P7" draw:layer="layout" svg:width="2.564cm" svg:height="1.667cm" svg:x="1.468cm" svg:y="24.122cm">
            <draw:text-box>
              <text:p><text:span text:style-name="T4">CAD:</text:span></text:p>
            </draw:text-box>
          </draw:frame>
          <draw:frame draw:style-name="gr10" draw:text-style-name="P7" draw:layer="layout" svg:width="2.065cm" svg:height="1.014cm" svg:x="1.432cm" svg:y="26.206cm">
            <draw:text-box>
              <text:p><text:span text:style-name="T4">Title:</text:span></text:p>
            </draw:text-box>
          </draw:frame>
          <draw:frame draw:style-name="gr11" draw:text-style-name="P8" draw:layer="layout" svg:width="3.249cm" svg:height="0.875cm" svg:x="17.175cm" svg:y="25.344cm">
            <draw:text-box>
              <text:p><text:span text:style-name="T5">Drawing No.</text:span></text:p>
            </draw:text-box>
          </draw:frame>
          <draw:frame draw:style-name="gr12" draw:text-style-name="P8" draw:layer="layout" svg:width="2.005cm" svg:height="0.875cm" svg:x="17.819cm" svg:y="27.491cm">
            <draw:text-box>
              <text:p><text:span text:style-name="T5">Scale.</text:span></text:p>
            </draw:text-box>
          </draw:frame>
          <draw:frame draw:style-name="gr13" draw:text-style-name="P8" draw:layer="layout" svg:width="2.999cm" svg:height="0.875cm" svg:x="20.345cm" svg:y="25.338cm">
            <draw:text-box>
              <text:p><text:span text:style-name="T5">Project No.</text:span></text:p>
            </draw:text-box>
          </draw:frame>
          <draw:frame draw:style-name="gr14" draw:text-style-name="P8" draw:layer="layout" svg:width="2.176cm" svg:height="1.219cm" svg:x="20.779cm" svg:y="27.481cm">
            <draw:text-box>
              <text:p><text:span text:style-name="T5">Drawn.</text:span></text:p>
            </draw:text-box>
          </draw:frame>
          <draw:frame draw:style-name="gr15" draw:text-style-name="P8" draw:layer="layout" svg:width="1.821cm" svg:height="0.875cm" svg:x="24.288cm" svg:y="25.341cm">
            <draw:text-box>
              <text:p><text:span text:style-name="T5">Date.</text:span></text:p>
            </draw:text-box>
          </draw:frame>
          <draw:frame draw:style-name="gr16" draw:text-style-name="P8" draw:layer="layout" svg:width="2.961cm" svg:height="0.875cm" svg:x="24.093cm" svg:y="27.554cm">
            <draw:text-box>
              <text:p><text:span text:style-name="T5">Revision.</text:span></text:p>
            </draw:text-box>
          </draw:frame>
          <draw:frame draw:style-name="gr17" draw:text-style-name="P3" draw:layer="layout" svg:width="1.736cm" svg:height="1.532cm" svg:x="18.04cm" svg:y="24.335cm">
            <draw:text-box>
              <text:p><text:span text:style-name="T2">01</text:span></text:p>
            </draw:text-box>
          </draw:frame>
          <draw:frame draw:style-name="gr18" draw:text-style-name="P6" draw:layer="layout" svg:width="2.119cm" svg:height="1.195cm" svg:x="17.787cm" svg:y="26.236cm">
            <draw:text-box>
              <text:p><text:span text:style-name="T6">1:1</text:span></text:p>
            </draw:text-box>
          </draw:frame>
          <draw:frame draw:style-name="gr19" draw:text-style-name="P9" draw:layer="layout" svg:width="3.799cm" svg:height="1.045cm" svg:x="23.371cm" svg:y="24.584cm">
            <draw:text-box>
              <text:p><text:span text:style-name="T7">2024/07/15</text:span></text:p>
            </draw:text-box>
          </draw:frame>
          <draw:frame draw:style-name="gr20" draw:text-style-name="P3" draw:layer="layout" svg:width="1.737cm" svg:height="1.388cm" svg:x="24.407cm" svg:y="26.237cm">
            <draw:text-box>
              <text:p><text:span text:style-name="T2">01</text:span></text:p>
            </draw:text-box>
          </draw:frame>
          <draw:frame draw:style-name="gr21" draw:text-style-name="P2" draw:layer="layout" svg:width="2.738cm" svg:height="3.227cm" svg:x="28.234cm" svg:y="24.706cm">
            <draw:image xlink:href="Pictures/100000000000012500000171B0F09422.png" xlink:type="simple" xlink:show="embed" xlink:actuate="onLoad" draw:mime-type="image/png">
              <text:p/>
            </draw:image>
          </draw:frame>
          <draw:frame draw:style-name="gr22" draw:text-style-name="P3" draw:layer="layout" svg:width="9.166cm" svg:height="1.612cm" draw:transform="rotate (0.000174532925199433) translate (3.708cm 26.474cm)">
            <draw:text-box>
              <text:p>Monika Card BOX</text:p>
            </draw:text-box>
          </draw:frame>
          <draw:custom-shape draw:style-name="gr23" draw:text-style-name="P1" draw:layer="layout" svg:width="6.5cm" svg:height="10.5cm" svg:x="5.82cm" svg:y="8.2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4cm" svg:height="10.5cm" svg:x="19.657cm" svg:y="8.38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6.5cm" svg:height="3.4cm" svg:x="9.523cm" svg:y="2.7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25" draw:text-style-name="P11" draw:layer="measurelines" svg:x1="12.404cm" svg:y1="8.339cm" svg:x2="12.363cm" svg:y2="18.881cm">
            <text:p text:style-name="P10"><text:measure text:kind="gap"/><text:measure text:kind="value">105</text:measure><text:s/><text:measure text:kind="unit">mm</text:measure><text:measure text:kind="gap"/></text:p>
          </draw:measure>
          <draw:measure draw:style-name="gr26" draw:text-style-name="P11" draw:layer="measurelines" svg:x1="9.484cm" svg:y1="18.805cm" svg:x2="16.038cm" svg:y2="18.805cm">
            <text:p text:style-name="P10"><text:measure text:kind="gap"/><text:measure text:kind="value">66</text:measure><text:s/><text:measure text:kind="unit">mm</text:measure><text:measure text:kind="gap"/></text:p>
          </draw:measure>
          <draw:measure draw:style-name="gr27" draw:text-style-name="P11" draw:layer="measurelines" svg:x1="19.699cm" svg:y1="18.928cm" svg:x2="22.996cm" svg:y2="18.928cm">
            <text:p text:style-name="P10"><text:measure text:kind="gap"/><text:measure text:kind="value">33</text:measure><text:s/><text:measure text:kind="unit">mm</text:measure><text:measure text:kind="gap"/></text:p>
          </draw:measure>
          <draw:polygon draw:style-name="gr28" draw:text-style-name="P12" draw:layer="layout" svg:width="8.184cm" svg:height="8.269cm" svg:x="26.498cm" svg:y="11.288cm" svg:viewBox="0 0 8185 8270" draw:points="137,8181 0,0 5936,1 8162,6197 8185,8270">
            <text:p/>
          </draw:polygon>
          <draw:custom-shape draw:style-name="gr29" draw:text-style-name="P13" draw:layer="layout" svg:width="7.901cm" svg:height="0.306cm" draw:transform="rotate (1.91986217719376) translate (29.681cm 19.216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3" draw:layer="layout" svg:width="4.133cm" svg:height="0.306cm" draw:transform="rotate (0.349065850398866) translate (29.895cm 18.639cm)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31" draw:text-style-name="P13" draw:layer="layout" svg:width="5.906cm" svg:height="0.306cm" draw:transform="rotate (1.91986217719376) translate (33.166cm 17.363cm)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3" draw:layer="layout" svg:width="6.284cm" svg:height="0.306cm" draw:transform="rotate (1.91986217719376) translate (34.112cm 17.827cm)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Title_25_20Block_25_20Simple" style:display-name="Title%20Block%20Simpl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7-10T17:19:46.58</meta:creation-date>
    <dc:date>2024-07-15T11:33:41.826000000</dc:date>
    <meta:editing-duration>PT11H30M25S</meta:editing-duration>
    <meta:editing-cycles>30</meta:editing-cycles>
    <meta:generator>LibreOffice/24.2.2.2$Windows_X86_64 LibreOffice_project/d56cc158d8a96260b836f100ef4b4ef25d6f1a01</meta:generator>
    <meta:document-statistic meta:object-count="38"/>
  </office:meta>
</office:document-meta>
</file>